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4.88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tat 1</text:p>
          </table:table-cell>
          <table:table-cell table:style-name="ce1" office:value-type="string" calcext:value-type="string">
            <text:p>Stat 2</text:p>
          </table:table-cell>
          <table:table-cell table:style-name="ce1" office:value-type="string" calcext:value-type="string">
            <text:p>Stat 3</text:p>
          </table:table-cell>
          <table:table-cell table:style-name="ce1" office:value-type="string" calcext:value-type="string">
            <text:p>URL for Primary Sta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WR</text:p>
          </table:table-cell>
          <table:table-cell table:style-name="ce2" office:value-type="string" calcext:value-type="string">
            <text:p>Receptions</text:p>
          </table:table-cell>
          <table:table-cell office:value-type="string" calcext:value-type="string">
            <text:p>Receiving Yards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<text:a xlink:href="http://espn.go.com/nfl/statistics/player/_/stat/receiving/sort/receptions" xlink:type="simple">http://espn.go.com/nfl/statistics/player/_/stat/receiving/sort/receptions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</text:p>
          </table:table-cell>
          <table:table-cell table:style-name="ce2" office:value-type="string" calcext:value-type="string">
            <text:p>Receptions</text:p>
          </table:table-cell>
          <table:table-cell office:value-type="string" calcext:value-type="string">
            <text:p>Receiving Yards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<text:a xlink:href="http://espn.go.com/nfl/statistics/player/_/stat/receiving/sort/receptions" xlink:type="simple">http://espn.go.com/nfl/statistics/player/_/stat/receiving/sort/receptions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B</text:p>
          </table:table-cell>
          <table:table-cell table:style-name="ce3" office:value-type="string" calcext:value-type="string">
            <text:p>Passer (QB) Rating</text:p>
          </table:table-cell>
          <table:table-cell table:style-name="ce2" office:value-type="string" calcext:value-type="string">
            <text:p>Passing Yards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<text:a xlink:href="http://espn.go.com/nfl/statistics/player/_/stat/passing/sort/passingYards" xlink:type="simple">http://espn.go.com/nfl/statistics/player/_/stat/passing/sort/passingYards</text:a>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B</text:p>
          </table:table-cell>
          <table:table-cell table:style-name="ce3" office:value-type="string" calcext:value-type="string">
            <text:p>Rushing Attempts</text:p>
          </table:table-cell>
          <table:table-cell table:style-name="ce2" office:value-type="string" calcext:value-type="string">
            <text:p>Rushing Yards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<text:a xlink:href="http://espn.go.com/nfl/statistics/player/_/stat/rushing/sort/rushingYards" xlink:type="simple">http://espn.go.com/nfl/statistics/player/_/stat/rushing/sort/rushingYards</text:a>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Field Goals Made</text:p>
          </table:table-cell>
          <table:table-cell office:value-type="string" calcext:value-type="string">
            <text:p>Extra Points Made</text:p>
          </table:table-cell>
          <table:table-cell table:style-name="ce3" office:value-type="string" calcext:value-type="string">
            <text:p>Total Kicking Points</text:p>
          </table:table-cell>
          <table:table-cell office:value-type="string" calcext:value-type="string">
            <text:p><text:a xlink:href="http://espn.go.com/nfl/statistics/player/_/stat/kicking/sort/fieldGoalsMade" xlink:type="simple">http://espn.go.com/nfl/statistics/player/_/stat/kicking/sort/fieldGoalsMade</text:a> 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ine TE and WR -have to do this because the data table doesn't allow players to be filtered by position – only by sta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11:01:14.03924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stair </meta:initial-creator>
    <meta:creation-date>2016-05-25T12:29:40.912527984</meta:creation-date>
    <dc:date>2016-06-18T13:01:33.005653079</dc:date>
    <dc:creator>alastair </dc:creator>
    <meta:editing-duration>PT2H19M30S</meta:editing-duration>
    <meta:editing-cycles>7</meta:editing-cycles>
    <meta:generator>LibreOffice/4.2.8.2$Linux_X86_64 LibreOffice_project/420m0$Build-2</meta:generator>
    <meta:document-statistic meta:table-count="1" meta:cell-count="33" meta:object-count="0"/>
  </office:meta>
</office:document-meta>
</file>